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575cm" fo:min-width="13.724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7.654cm" fo:min-width="7.76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858cm" fo:min-width="5.9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5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224cm" svg:height="0.825cm" svg:x="8.382cm" svg:y="1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84cm" svg:height="11.176cm" svg:x="9.39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144cm" svg:height="8.636cm" svg:x="10.61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604cm" svg:y1="18.796cm" svg:x2="6.858cm" svg:y2="1.054cm">
          <text:p/>
        </draw:line>
        <draw:frame draw:style-name="gr5" draw:text-style-name="P5" draw:layer="layout" svg:width="1.27cm" svg:height="1.016cm" svg:x="5.996cm" svg:y="1.37cm">
          <draw:text-box>
            <text:p text:style-name="P4"><text:span text:style-name="T1">z</text:span></text:p>
          </draw:text-box>
        </draw:frame>
        <draw:line draw:style-name="gr4" draw:text-style-name="P6" draw:layer="layout" svg:x1="12.233cm" svg:y1="2.366cm" svg:x2="15.24cm" svg:y2="6.858cm">
          <text:p/>
        </draw:line>
        <draw:line draw:style-name="gr6" draw:text-style-name="P6" draw:layer="layout" svg:x1="12.233cm" svg:y1="2.366cm" svg:x2="14.732cm" svg:y2="8.382cm">
          <text:p/>
        </draw:line>
        <draw:line draw:style-name="gr4" draw:text-style-name="P6" draw:layer="layout" svg:x1="15.24cm" svg:y1="6.858cm" svg:x2="15.494cm" svg:y2="7.874cm">
          <text:p/>
        </draw:line>
        <draw:line draw:style-name="gr4" draw:text-style-name="P6" draw:layer="layout" svg:x1="15.494cm" svg:y1="7.965cm" svg:x2="15.748cm" svg:y2="8.382cm">
          <text:p/>
        </draw:line>
        <draw:frame draw:style-name="gr7" draw:text-style-name="P5" draw:layer="layout" svg:width="1.778cm" svg:height="1.673cm" svg:x="13.716cm" svg:y="3.915cm">
          <draw:text-box>
            <text:p text:style-name="P4"><text:span text:style-name="T1">90%</text:span></text:p>
          </draw:text-box>
        </draw:frame>
        <draw:frame draw:style-name="gr7" draw:text-style-name="P5" draw:layer="layout" svg:width="1.778cm" svg:height="1.673cm" svg:x="15.34cm" svg:y="6.709cm">
          <draw:text-box>
            <text:p text:style-name="P4"><text:span text:style-name="T1">90%</text:span></text:p>
          </draw:text-box>
        </draw:frame>
        <draw:frame draw:style-name="gr7" draw:text-style-name="P5" draw:layer="layout" svg:width="1.778cm" svg:height="1.673cm" svg:x="15.748cm" svg:y="7.62cm">
          <draw:text-box>
            <text:p text:style-name="P4"><text:span text:style-name="T1">90%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6:07:30.624891855</meta:creation-date>
    <dc:date>2020-07-08T16:11:39.256948677</dc:date>
    <meta:editing-duration>PT4M10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